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86e" officeooo:paragraph-rsid="0001b86e"/>
    </style:style>
    <style:style style:name="T1" style:family="text">
      <style:text-properties officeooo:rsid="0001b86e"/>
    </style:style>
    <style:style style:name="T2" style:family="text">
      <style:text-properties officeooo:rsid="00024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command 3 types of goblin units, (warriors, archers, wizards) opponent controls 3 type of human units (warriors, archers, wizards). Warriors beat archers, archers beat wizards, wizards beat warriors.</text:span></text:p>
      <text:p text:style-name="P1">Rock, paper, scissors. </text:p>
      <text:p text:style-name="P1"/>
      <text:p text:style-name="P1">- <text:span text:style-name="T2">A snake like game. The player leads a line of goblin soldiers through a city (labyrinth / obstacles) and hunt humans to kill. Each time you kill a human your goblin army grows (like a snake eating) and when you have killed X humans you complete the game. If you hit obstacles you lose life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23T13:26:06.487000000</dc:date>
    <meta:editing-duration>PT14M38S</meta:editing-duration>
    <meta:editing-cycles>2</meta:editing-cycles>
    <meta:document-statistic meta:table-count="0" meta:image-count="0" meta:object-count="0" meta:page-count="1" meta:paragraph-count="3" meta:word-count="88" meta:character-count="516" meta:non-whitespace-character-count="430"/>
  </office:meta>
</office:document-meta>
</file>